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23-01-18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22-10-18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22-08-10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22-05-23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22-01-1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21-11-16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21-09-09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21-04-05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20-11-0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20-02-05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9-11-05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9-07-18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9-04-18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9-03-01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8-10-18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8-08-16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8-06-18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8-04-05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8-02-09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7-11-30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7-08-1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7-06-1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6-10-18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6-07-21 1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6-05-09 1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6-02-17 1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5-10-23 1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5-07-15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5-04-13 1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5-01-21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4-10-06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4-07-21 13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4-04-28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4-01-13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3-11-05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3-07-10 1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3-04-04 1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3-02-07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2-10-09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2-06-25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2-05-01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2-01-19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1-10-21 1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1-07-14 1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1-04-08 1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1-01-06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0-10-21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0-07-08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0-04-22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10-01-07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9-10-01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9-07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9-04-01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9-01-21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8-10-01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8-07-03 1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8-04-03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8-01-10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7-10-11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7-08-13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7-06-11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7-03-20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6-12-11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6-08-25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6-05-02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6-01-11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5-10-05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5-07-08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5-04-25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5-01-04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4-11-01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4-07-07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4-04-22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4-01-16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3-10-17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3-07-18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3-04-03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3-01-13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2-10-10 1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2-07-19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2-04-29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2-02-01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1-10-15 1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1-08-24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1-07-13 1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1-06-12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1-01-25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0-12-19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0-10-12 1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0-08-01 1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0-06-08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2000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9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9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9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8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8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8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7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7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7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6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6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6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5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5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5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5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5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5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4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4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4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4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4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3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3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3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3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3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2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2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2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2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2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2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1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1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1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1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1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1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1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0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0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0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0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0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0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0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9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9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9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9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9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9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9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8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8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8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8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8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8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7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7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7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7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7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7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6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6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6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6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6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6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6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6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6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6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6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5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5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5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5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5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5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19077264605</text:p>
          </table:table-cell>
          <table:table-cell office:value-type="string" calcext:value-type="string">
            <text:p>1985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71" meta:object-count="0"/>
    <meta:user-defined meta:name="AppVersion">3.0</meta:user-defined>
  </office:meta>
</office:document-meta>
</file>